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0D9D848AED3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795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SASS BASICS</text:p>
          </draw:text-box>
        </draw:frame>
        <draw:frame presentation:style-name="pr2" draw:layer="layout" svg:width="25.2cm" svg:height="12.179cm" svg:x="1.4cm" svg:y="5.066cm" presentation:class="subtitle">
          <draw:text-box>
            <text:p>From: Tutorial Points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27.686cm" svg:height="3.795cm" svg:x="0.508cm" svg:y="0.508cm" presentation:class="title" presentation:user-transformed="true">
          <draw:text-box>
            <text:p>What is SASS(<text:span text:style-name="T1">Syntactically Awesome Stylesheet</text:span>)</text:p>
          </draw:text-box>
        </draw:frame>
        <draw:frame presentation:style-name="pr5" draw:layer="layout" svg:width="25.2cm" svg:height="12.179cm" svg:x="1.4cm" svg:y="7.125cm" presentation:class="outline" presentation:user-transformed="true">
          <draw:text-box>
            <text:list text:style-name="L2">
              <text:list-item>
                <text:p>It is a CSS pre-processor , which helps to reduce repetition with CSS and save time.</text:p>
              </text:list-item>
              <text:list-item>
                <text:p>It is a more powerful and stable CSS extension language that document the style <text:s/>structural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D848AED3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20:23:40.002623863</meta:creation-date>
    <dc:date>2017-10-30T20:31:40.402544843</dc:date>
    <meta:editing-duration>P0D</meta:editing-duration>
    <meta:editing-cycles>1</meta:editing-cycles>
    <meta:document-statistic meta:object-count="41"/>
    <meta:generator>LibreOffice/4.2.8.2$Linux_x86 LibreOffice_project/420m0$Build-2</meta:generator>
  </office:meta>
</office:document-meta>
</file>